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87cm" fo:margin-left="-0.053cm" fo:margin-top="0cm" fo:margin-bottom="0cm" table:align="left" style:writing-mode="page"/>
    </style:style>
    <style:style style:name="Tabla1.A" style:family="table-column">
      <style:table-column-properties style:column-width="3.639cm"/>
    </style:style>
    <style:style style:name="Tabla1.B" style:family="table-column">
      <style:table-column-properties style:column-width="13.406cm"/>
    </style:style>
    <style:style style:name="Tabla1.C" style:family="table-column">
      <style:table-column-properties style:column-width="10.541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84ef5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4ef5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cb57" style:font-weight-asian="bold" style:font-weight-complex="bold"/>
    </style:style>
    <style:style style:name="T5" style:family="text">
      <style:text-properties fo:font-weight="bold" officeooo:rsid="00184ef5" style:font-weight-asian="bold" style:font-weight-complex="bold"/>
    </style:style>
    <style:style style:name="T6" style:family="text">
      <style:text-properties officeooo:rsid="00184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3.</text:span><text:span text:style-name="T6"> </text:span><text:span text:style-name="T4">Set of rhythmic </text:span><text:span text:style-name="T5">genes</text:span><text:span text:style-name="T4"> presenting a period of 12h (two peaks per day) under </text:span><text:span text:style-name="T5">S</text:span><text:span text:style-name="T4">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1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8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5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50</text:p>
          </table:table-cell>
          <table:table-cell table:style-name="Tabla1.B2" office:value-type="string">
            <text:p text:style-name="P2"><text:s/>Lamin Ta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40</text:p>
          </table:table-cell>
          <table:table-cell table:style-name="Tabla1.B2" office:value-type="string">
            <text:p text:style-name="P2"><text:s/>DNA methylase, N-6 adenine-specific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7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3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B2" office:value-type="string">
            <text:p text:style-name="P2"><text:s/>ARP2/3 complex, 20kDa subunit P20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3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30</text:p>
          </table:table-cell>
          <table:table-cell table:style-name="Tabla1.B2" office:value-type="string">
            <text:p text:style-name="P2"><text:s/>HNH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40</text:p>
          </table:table-cell>
          <table:table-cell table:style-name="Tabla1.B2" office:value-type="string">
            <text:p text:style-name="P2"><text:s/>26S proteasome non-ATPase regulatory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B2" office:value-type="string">
            <text:p text:style-name="P2"><text:s/>Actin-related protein 3 A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37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30</text:p>
          </table:table-cell>
          <table:table-cell table:style-name="Tabla1.B2" office:value-type="string">
            <text:p text:style-name="P2"><text:s/>Protein of unknown function DUF8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0</text:p>
          </table:table-cell>
          <table:table-cell table:style-name="Tabla1.B2" office:value-type="string">
            <text:p text:style-name="P2"><text:s/>Mini-chromosome maintenance complex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4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B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9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0</text:p>
          </table:table-cell>
          <table:table-cell table:style-name="Tabla1.B2" office:value-type="string">
            <text:p text:style-name="P2"><text:s/>HAD-superfamily hydrolase, subfamily II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10</text:p>
          </table:table-cell>
          <table:table-cell table:style-name="Tabla1.B2" office:value-type="string">
            <text:p text:style-name="P2"><text:s/>Ubinuclein/Yemanucl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B2" office:value-type="string">
            <text:p text:style-name="P2"><text:s/>Nuclear control of ATP synth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9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8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0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0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B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0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8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9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0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1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5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8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 n/a <text:s/>Clp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8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B2" office:value-type="string">
            <text:p text:style-name="P2"><text:s/>Glutamate--cysteine lig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1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B2" office:value-type="string">
            <text:p text:style-name="P2"><text:s/>Ribosomal protein S2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6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0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7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B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7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B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6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020</text:p>
          </table:table-cell>
          <table:table-cell table:style-name="Tabla1.B2" office:value-type="string">
            <text:p text:style-name="P2"><text:s/>Paraquat-inducible protein A n/a <text:s/>Paraquat-inducible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6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1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1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50</text:p>
          </table:table-cell>
          <table:table-cell table:style-name="Tabla1.B2" office:value-type="string">
            <text:p text:style-name="P2"><text:s/>Protein of unknown function DUF28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B2" office:value-type="string">
            <text:p text:style-name="P2"><text:s/>Domain of unknown function DUF29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5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B2" office:value-type="string">
            <text:p text:style-name="P2"><text:s/>DNA topoisomerase, type IIA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50</text:p>
          </table:table-cell>
          <table:table-cell table:style-name="Tabla1.B2" office:value-type="string">
            <text:p text:style-name="P2"><text:s/>Adipose-regulatory protein, Seip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B2" office:value-type="string">
            <text:p text:style-name="P2"><text:s/>Major royal jell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40</text:p>
          </table:table-cell>
          <table:table-cell table:style-name="Tabla1.B2" office:value-type="string">
            <text:p text:style-name="P2"><text:s/>YHY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00</text:p>
          </table:table-cell>
          <table:table-cell table:style-name="Tabla1.B2" office:value-type="string">
            <text:p text:style-name="P2"><text:s/>Kinetochore protein Nu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40</text:p>
          </table:table-cell>
          <table:table-cell table:style-name="Tabla1.B2" office:value-type="string">
            <text:p text:style-name="P2"><text:s/>GPR1/FUN34/yaa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4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70</text:p>
          </table:table-cell>
          <table:table-cell table:style-name="Tabla1.B2" office:value-type="string">
            <text:p text:style-name="P2"><text:s/>Pap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80</text:p>
          </table:table-cell>
          <table:table-cell table:style-name="Tabla1.B2" office:value-type="string">
            <text:p text:style-name="P2"><text:s/>Glycoside hydrolase, catalytic domain n/a <text:s/>Glycoside hydrolase, catalytic domai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B2" office:value-type="string">
            <text:p text:style-name="P2"><text:s/>Phosphoserine am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6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3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8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00</text:p>
          </table:table-cell>
          <table:table-cell table:style-name="Tabla1.B2" office:value-type="string">
            <text:p text:style-name="P2"><text:s/>ARP2/3 complex, 34kDa subunit p34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B2" office:value-type="string">
            <text:p text:style-name="P2"><text:s/>NIF system FeS cluster assembly, NifU-like scaffold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7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30</text:p>
          </table:table-cell>
          <table:table-cell table:style-name="Tabla1.B2" office:value-type="string">
            <text:p text:style-name="P2"><text:s/>Microtubule-associated protein RP/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2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05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20</text:p>
          </table:table-cell>
          <table:table-cell table:style-name="Tabla1.B2" office:value-type="string">
            <text:p text:style-name="P2"><text:s/>Cytochrome c oxidase assembly protein PET19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40</text:p>
          </table:table-cell>
          <table:table-cell table:style-name="Tabla1.B2" office:value-type="string">
            <text:p text:style-name="P2"><text:s/>GPI biosynthesis protein Pig-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n/a <text:s/>Amino acid transporter, transmembra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10</text:p>
          </table:table-cell>
          <table:table-cell table:style-name="Tabla1.B2" office:value-type="string">
            <text:p text:style-name="P2"><text:s/>DNA repair nuclease, XPF-type/Helic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60</text:p>
          </table:table-cell>
          <table:table-cell table:style-name="Tabla1.B2" office:value-type="string">
            <text:p text:style-name="P2">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60</text:p>
          </table:table-cell>
          <table:table-cell table:style-name="Tabla1.B2" office:value-type="string">
            <text:p text:style-name="P2"><text:s/>Peptidase C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60</text:p>
          </table:table-cell>
          <table:table-cell table:style-name="Tabla1.B2" office:value-type="string">
            <text:p text:style-name="P2"><text:s/>ADF/Cofilin/De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36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8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30</text:p>
          </table:table-cell>
          <table:table-cell table:style-name="Tabla1.B2" office:value-type="string">
            <text:p text:style-name="P2"><text:s/>Iron-dependent fumarate 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90</text:p>
          </table:table-cell>
          <table:table-cell table:style-name="Tabla1.B2" office:value-type="string">
            <text:p text:style-name="P2"><text:s/>OB-fold nucleic acid binding domain, AA-tRNA synthetas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60</text:p>
          </table:table-cell>
          <table:table-cell table:style-name="Tabla1.B2" office:value-type="string">
            <text:p text:style-name="P2"><text:s/>Prp3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20</text:p>
          </table:table-cell>
          <table:table-cell table:style-name="Tabla1.B2" office:value-type="string">
            <text:p text:style-name="P2"><text:s/>R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8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4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B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4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80</text:p>
          </table:table-cell>
          <table:table-cell table:style-name="Tabla1.B2" office:value-type="string">
            <text:p text:style-name="P2"><text:s/>Cytochrome c, class IA/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0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B2" office:value-type="string">
            <text:p text:style-name="P2"><text:s/>Tetratricopeptide, MLP1/MLP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B2" office:value-type="string">
            <text:p text:style-name="P2"><text:s/>Fatty acid desatur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2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6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1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70</text:p>
          </table:table-cell>
          <table:table-cell table:style-name="Tabla1.B2" office:value-type="string">
            <text:p text:style-name="P2"><text:s/>Reactive oxygen species modul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5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00</text:p>
          </table:table-cell>
          <table:table-cell table:style-name="Tabla1.B2" office:value-type="string">
            <text:p text:style-name="P2"><text:s/>UB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40</text:p>
          </table:table-cell>
          <table:table-cell table:style-name="Tabla1.B2" office:value-type="string">
            <text:p text:style-name="P2"><text:s/>CDC45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B2" office:value-type="string">
            <text:p text:style-name="P2"><text:s/>Bec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90</text:p>
          </table:table-cell>
          <table:table-cell table:style-name="Tabla1.B2" office:value-type="string">
            <text:p text:style-name="P2"><text:s/>Vacuolar protein sorting-associated protein 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2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8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60</text:p>
          </table:table-cell>
          <table:table-cell table:style-name="Tabla1.B2" office:value-type="string">
            <text:p text:style-name="P2"><text:s/>CST complex subunit CTC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4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B2" office:value-type="string">
            <text:p text:style-name="P2"><text:s/>Cytidine/deoxycytidylate deaminas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B2" office:value-type="string">
            <text:p text:style-name="P2"><text:s/>Domain of unknown function DUF335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B2" office:value-type="string">
            <text:p text:style-name="P2">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40</text:p>
          </table:table-cell>
          <table:table-cell table:style-name="Tabla1.B2" office:value-type="string">
            <text:p text:style-name="P2"><text:s/>Pyridine nucleotide-disulphide oxidoreductase, NAD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6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0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B2" office:value-type="string">
            <text:p text:style-name="P2"><text:s/>Membrane insertase YidC/Oxa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5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8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4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00</text:p>
          </table:table-cell>
          <table:table-cell table:style-name="Tabla1.B2" office:value-type="string">
            <text:p text:style-name="P2"><text:s/>PRO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B2" office:value-type="string">
            <text:p text:style-name="P2"><text:s/>APOBEC/CMP deaminase, zinc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4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2</text:p>
          </table:table-cell>
          <table:table-cell table:style-name="Tabla1.B2" office:value-type="string">
            <text:p text:style-name="P2"><text:s/>Ubiquitinyl hydrolase, UCH37 type n/a <text:s/>Ubiquitinyl hydrolase, UCH37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2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B2" office:value-type="string">
            <text:p text:style-name="P2"><text:s/>Vesicle tethering protein Uso1/P115-like 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7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30</text:p>
          </table:table-cell>
          <table:table-cell table:style-name="Tabla1.B2" office:value-type="string">
            <text:p text:style-name="P2"><text:s/>RNA helicase, ATP-dependent, DEAD-box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10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30</text:p>
          </table:table-cell>
          <table:table-cell table:style-name="Tabla1.B2" office:value-type="string">
            <text:p text:style-name="P2"><text:s/>Telomeric single stranded DNA binding POT1/Cdc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40</text:p>
          </table:table-cell>
          <table:table-cell table:style-name="Tabla1.B2" office:value-type="string">
            <text:p text:style-name="P2"><text:s/>Mitochondrial glyc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0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4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10</text:p>
          </table:table-cell>
          <table:table-cell table:style-name="Tabla1.B2" office:value-type="string">
            <text:p text:style-name="P2"><text:s/>Iron/zinc purple acid phosphatase-lik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B2" office:value-type="string">
            <text:p text:style-name="P2"><text:s/>Glycoside hydrolase, family 3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70</text:p>
          </table:table-cell>
          <table:table-cell table:style-name="Tabla1.B2" office:value-type="string">
            <text:p text:style-name="P2"><text:s/>TMP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2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30</text:p>
          </table:table-cell>
          <table:table-cell table:style-name="Tabla1.B2" office:value-type="string">
            <text:p text:style-name="P2"><text:s/>Rhamnose mutaro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3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4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1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5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9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B2" office:value-type="string">
            <text:p text:style-name="P2"><text:s/>GRAM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60</text:p>
          </table:table-cell>
          <table:table-cell table:style-name="Tabla1.B2" office:value-type="string">
            <text:p text:style-name="P2"><text:s/>Rho GTPase-activat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7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10</text:p>
          </table:table-cell>
          <table:table-cell table:style-name="Tabla1.B2" office:value-type="string">
            <text:p text:style-name="P2"><text:s/>Mammalian cell entr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80</text:p>
          </table:table-cell>
          <table:table-cell table:style-name="Tabla1.B2" office:value-type="string">
            <text:p text:style-name="P2"><text:s/>Ribosome maturation protein SBD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00</text:p>
          </table:table-cell>
          <table:table-cell table:style-name="Tabla1.B2" office:value-type="string">
            <text:p text:style-name="P2"><text:s/>PH-BEA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5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B2" office:value-type="string">
            <text:p text:style-name="P2"><text:s/>Conserved hypothetical protein CHP020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B2" office:value-type="string">
            <text:p text:style-name="P2"><text:s/>Syntaxin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40</text:p>
          </table:table-cell>
          <table:table-cell table:style-name="Tabla1.B2" office:value-type="string">
            <text:p text:style-name="P2"><text:s/>Phospholipid-transporting <text:s/>P-type ATPase, subfamily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B2" office:value-type="string">
            <text:p text:style-name="P2"><text:s/>DNA helicase, DnaB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B2" office:value-type="string">
            <text:p text:style-name="P2"><text:s/>Autophagy-related protein 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5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1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1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30</text:p>
          </table:table-cell>
          <table:table-cell table:style-name="Tabla1.B2" office:value-type="string">
            <text:p text:style-name="P2"><text:s/>Uncharacterised protein family UPF0136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5</text:p>
          </table:table-cell>
          <table:table-cell table:style-name="Tabla1.B2" office:value-type="string">
            <text:p text:style-name="P2"><text:s/>GW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B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B2" office:value-type="string">
            <text:p text:style-name="P2"><text:s/>Polyphosphate kin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7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9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B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70</text:p>
          </table:table-cell>
          <table:table-cell table:style-name="Tabla1.B2" office:value-type="string">
            <text:p text:style-name="P2"><text:s/>Transcription elognation factor <text:s/>Ea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B2" office:value-type="string">
            <text:p text:style-name="P2"><text:s/>Domain of unknown function DUF20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20</text:p>
          </table:table-cell>
          <table:table-cell table:style-name="Tabla1.B2" office:value-type="string">
            <text:p text:style-name="P2"><text:s/>Cysteamine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1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80</text:p>
          </table:table-cell>
          <table:table-cell table:style-name="Tabla1.B2" office:value-type="string">
            <text:p text:style-name="P2"><text:s/>RAVE complex protein Rav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2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0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1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4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0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30</text:p>
          </table:table-cell>
          <table:table-cell table:style-name="Tabla1.B2" office:value-type="string">
            <text:p text:style-name="P2"><text:s/>Vacuolar protein sorting-associated protein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10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2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3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90</text:p>
          </table:table-cell>
          <table:table-cell table:style-name="Tabla1.B2" office:value-type="string">
            <text:p text:style-name="P2"><text:s/>Proteasome, subunit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4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B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00</text:p>
          </table:table-cell>
          <table:table-cell table:style-name="Tabla1.B2" office:value-type="string">
            <text:p text:style-name="P2"><text:s/>Zinc finger, CCHC-type n/a 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9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4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9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4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5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B2" office:value-type="string">
            <text:p text:style-name="P2"><text:s/>Foie gras liver health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10</text:p>
          </table:table-cell>
          <table:table-cell table:style-name="Tabla1.B2" office:value-type="string">
            <text:p text:style-name="P2"><text:s/>Profil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8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60</text:p>
          </table:table-cell>
          <table:table-cell table:style-name="Tabla1.B2" office:value-type="string">
            <text:p text:style-name="P2"><text:s/>PX-associated, sorting nex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8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30</text:p>
          </table:table-cell>
          <table:table-cell table:style-name="Tabla1.B2" office:value-type="string">
            <text:p text:style-name="P2"><text:s/>Initiation factor 2B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8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1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B2" office:value-type="string">
            <text:p text:style-name="P2"><text:s/>ATPase, V0 complex, subunit 116kDa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0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6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7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70</text:p>
          </table:table-cell>
          <table:table-cell table:style-name="Tabla1.B2" office:value-type="string">
            <text:p text:style-name="P2"><text:s/>Proteasome/cyclosom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B2" office:value-type="string">
            <text:p text:style-name="P2">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7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B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n/a <text:s/>Ubiquitin interacting motif n/a <text:s/>Ubiquitin i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40</text:p>
          </table:table-cell>
          <table:table-cell table:style-name="Tabla1.B2" office:value-type="string">
            <text:p text:style-name="P2"><text:s/>Protein of unknown function DUF36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6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9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B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B2" office:value-type="string">
            <text:p text:style-name="P2"><text:s/>Peptidase M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5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90</text:p>
          </table:table-cell>
          <table:table-cell table:style-name="Tabla1.B2" office:value-type="string">
            <text:p text:style-name="P2"><text:s/>Thioesterase type II, NRPS/PKS/S-F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B2" office:value-type="string">
            <text:p text:style-name="P2"><text:s/>Cysteine desulfurase, Ni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10</text:p>
          </table:table-cell>
          <table:table-cell table:style-name="Tabla1.B2" office:value-type="string">
            <text:p text:style-name="P2"><text:s/>WASH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B2" office:value-type="string">
            <text:p text:style-name="P2"><text:s/>Glucose-6-phosphate 1-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1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80</text:p>
          </table:table-cell>
          <table:table-cell table:style-name="Tabla1.B2" office:value-type="string">
            <text:p text:style-name="P2"><text:s/>Gem-associ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7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B2" office:value-type="string">
            <text:p text:style-name="P2"><text:s/>Protein of unknown function DUF25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6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B2" office:value-type="string">
            <text:p text:style-name="P2"><text:s/>BRO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4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6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00</text:p>
          </table:table-cell>
          <table:table-cell table:style-name="Tabla1.B2" office:value-type="string">
            <text:p text:style-name="P2"><text:s/>Protein of unknown function DUF1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30</text:p>
          </table:table-cell>
          <table:table-cell table:style-name="Tabla1.B2" office:value-type="string">
            <text:p text:style-name="P2"><text:s/>Alkaline phosphatase D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B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20</text:p>
          </table:table-cell>
          <table:table-cell table:style-name="Tabla1.B2" office:value-type="string">
            <text:p text:style-name="P2"><text:s/>Transmembrane adaptor Erv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0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9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7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B2" office:value-type="string">
            <text:p text:style-name="P2"><text:s/>Branched-chain alpha-ketoacid dehydrogenase kinase/Pyruvate dehydrogenase kin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20</text:p>
          </table:table-cell>
          <table:table-cell table:style-name="Tabla1.B2" office:value-type="string">
            <text:p text:style-name="P2"><text:s/>Protein of unknown function DUF18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9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6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1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0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4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8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1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60</text:p>
          </table:table-cell>
          <table:table-cell table:style-name="Tabla1.B2" office:value-type="string">
            <text:p text:style-name="P2"><text:s/>Phosphatidyl ser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70</text:p>
          </table:table-cell>
          <table:table-cell table:style-name="Tabla1.B2" office:value-type="string">
            <text:p text:style-name="P2"><text:s/>Domain of unknown function DUF240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3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4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50</text:p>
          </table:table-cell>
          <table:table-cell table:style-name="Tabla1.B2" office:value-type="string">
            <text:p text:style-name="P2"><text:s/>Protein of unknown function DUF2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2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3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5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5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30</text:p>
          </table:table-cell>
          <table:table-cell table:style-name="Tabla1.B2" office:value-type="string">
            <text:p text:style-name="P2"><text:s/>DNA repair protein XRCC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B2" office:value-type="string">
            <text:p text:style-name="P2"><text:s/>Eukaryotic/archaeal PrmC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B2" office:value-type="string">
            <text:p text:style-name="P2"><text:s/>Anne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7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00</text:p>
          </table:table-cell>
          <table:table-cell table:style-name="Tabla1.B2" office:value-type="string">
            <text:p text:style-name="P2"><text:s/>26S proteasome regulatory complex, non-ATPase subcomplex, Rpn2/Psmd1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-containing protein 3 and Serine/threonine-protein kinase CTR1 repeat-containing protein 3 and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6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5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6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 n/a <text:s/>tRNA intron endonuclease, 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B2" office:value-type="string">
            <text:p text:style-name="P2"><text:s/>Zinc finger, LIM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-containing protein 3 and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40</text:p>
          </table:table-cell>
          <table:table-cell table:style-name="Tabla1.B2" office:value-type="string">
            <text:p text:style-name="P2"><text:s/>Dpy-30 motif n/a <text:s/>Dpy-30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25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30</text:p>
          </table:table-cell>
          <table:table-cell table:style-name="Tabla1.B2" office:value-type="string">
            <text:p text:style-name="P2"><text:s/>Uncharacterised protein family Ycf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9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B2" office:value-type="string">
            <text:p text:style-name="P2"><text:s/>Equilibrative nucleosid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70</text:p>
          </table:table-cell>
          <table:table-cell table:style-name="Tabla1.B2" office:value-type="string">
            <text:p text:style-name="P2"><text:s/>Xylos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1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2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10</text:p>
          </table:table-cell>
          <table:table-cell table:style-name="Tabla1.B2" office:value-type="string">
            <text:p text:style-name="P2"><text:s/>Derlin n/a 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6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n/a <text:s/>Chaperone tailless complex 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90</text:p>
          </table:table-cell>
          <table:table-cell table:style-name="Tabla1.B2" office:value-type="string">
            <text:p text:style-name="P2"><text:s/>Pe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30</text:p>
          </table:table-cell>
          <table:table-cell table:style-name="Tabla1.B2" office:value-type="string">
            <text:p text:style-name="P2"><text:s/>Microsomal signal peptidase 1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B2" office:value-type="string">
            <text:p text:style-name="P2"><text:s/>Succinate dehydrogenase/fumarate reductase, flavo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90</text:p>
          </table:table-cell>
          <table:table-cell table:style-name="Tabla1.B2" office:value-type="string">
            <text:p text:style-name="P2"><text:s/>SCL-interrupting locu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B2" office:value-type="string">
            <text:p text:style-name="P2"><text:s/>Mechanosensitive ion channel MscS, transmembran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20</text:p>
          </table:table-cell>
          <table:table-cell table:style-name="Tabla1.B2" office:value-type="string">
            <text:p text:style-name="P2"><text:s/>7,8-dihydro-8-oxoguanine tri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n/a <text:s/>Peptide methionine sulphoxid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30</text:p>
          </table:table-cell>
          <table:table-cell table:style-name="Tabla1.B2" office:value-type="string">
            <text:p text:style-name="P2"><text:s/>Yo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B2" office:value-type="string">
            <text:p text:style-name="P2"><text:s/>Nucleotide-binding, alpha-beta plait n/a 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50</text:p>
          </table:table-cell>
          <table:table-cell table:style-name="Tabla1.B2" office:value-type="string">
            <text:p text:style-name="P2"><text:s/>Mini-chromosome maintenance complex protein 4 n/a <text:s/>Mini-chromosome maintenance <text:s text:c="440"/>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60</text:p>
          </table:table-cell>
          <table:table-cell table:style-name="Tabla1.B2" office:value-type="string">
            <text:p text:style-name="P2"><text:s/>Domain of unknown function DUF17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3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B2" office:value-type="string">
            <text:p text:style-name="P2"><text:s/>Protein of unknown function DUF32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70</text:p>
          </table:table-cell>
          <table:table-cell table:style-name="Tabla1.B2" office:value-type="string">
            <text:p text:style-name="P2"><text:s/>Tryptophan/tyrosine permease n/a 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B2" office:value-type="string">
            <text:p text:style-name="P2"><text:s/>C2 calcium-dependent membrane targeting n/a <text:s/>C2 calcium-dependent membrane t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0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B2" office:value-type="string">
            <text:p text:style-name="P2"><text:s/>Peptidase M41, FtsH extracellul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50</text:p>
          </table:table-cell>
          <table:table-cell table:style-name="Tabla1.B2" office:value-type="string">
            <text:p text:style-name="P2"><text:s/>NAD-dependent DNA lig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B2" office:value-type="string">
            <text:p text:style-name="P2"><text:s/>Transcription factor CBF/NF-Y/archaeal histone n/a <text:s/>Transcription factor CBF/NF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70</text:p>
          </table:table-cell>
          <table:table-cell table:style-name="Tabla1.B2" office:value-type="string">
            <text:p text:style-name="P2"><text:s/>Cupredoxin n/a <text:s/>Cup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3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020</text:p>
          </table:table-cell>
          <table:table-cell table:style-name="Tabla1.B2" office:value-type="string">
            <text:p text:style-name="P2"><text:s/>Rad4/PNGase transglutaminase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50</text:p>
          </table:table-cell>
          <table:table-cell table:style-name="Tabla1.B2" office:value-type="string">
            <text:p text:style-name="P2"><text:s/>WASH complex subunit 7, N-terminal n/a <text:s/>WASH complex subunit 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5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B2" office:value-type="string">
            <text:p text:style-name="P2"><text:s/>RZZ complex, subunit Zw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B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text:s text:c="2"/>Mog1/PsbP, alpha/beta/alpha sandwich <text:s text:c="2"/>M/beta/alpha sandwich <text:s text:c="2"/>Mog1/PsbP, alpha/beta/alpha sandwich <text:s text:c="2"/>Mog1/PsbP, alpha/beta/alpha sandwich <text:s text:c="2"/>Mog1/PsbP, alpha/beta/alpha sandwich n/a <text:s/>Mog1/PsbP, alpha/beta/alpha sandwich <text:s text:c="2"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B2" office:value-type="string">
            <text:p text:style-name="P2"><text:s/>Yip1 domain n/a 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50</text:p>
          </table:table-cell>
          <table:table-cell table:style-name="Tabla1.B2" office:value-type="string">
            <text:p text:style-name="P2"><text:s/>Helix-turn-helix, base-excision DNA repair, C-terminal n/a <text:s/>Helix-turn-helix, b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B2" office:value-type="string">
            <text:p text:style-name="P2"><text:s/>PI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0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B2" office:value-type="string">
            <text:p text:style-name="P2"><text:s/>Rubisco LS methyltransferase, substrate-binding domain n/a <text:s/>Rubisco LS methyltr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B2" office:value-type="string">
            <text:p text:style-name="P2"><text:s/>Putative rRNA meth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5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B2" office:value-type="string">
            <text:p text:style-name="P2"><text:s/>Domain of unknown function DUF40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00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n/a <text:s/>NADH:ubiquinase, 51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0</text:p>
          </table:table-cell>
          <table:table-cell table:style-name="Tabla1.B2" office:value-type="string">
            <text:p text:style-name="P2"><text:s/>Protein of unknown function DUF544 n/a <text:s/>Protein of unknown function DUF54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B2" office:value-type="string">
            <text:p text:style-name="P2"><text:s/>Succinate dehydrogenase/fumarate reductas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B2" office:value-type="string">
            <text:p text:style-name="P2"><text:s/>NUDIX hydrolase, conserved site n/a 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 n/a <text:s/>Domain of unknown function DUF43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1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60</text:p>
          </table:table-cell>
          <table:table-cell table:style-name="Tabla1.B2" office:value-type="string">
            <text:p text:style-name="P2"><text:s/>RNA-induced silencing complex, nuclease component Tudor-SN n/a <text:s/>RNA-induced sil nuclease component Tudor-S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0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70</text:p>
          </table:table-cell>
          <table:table-cell table:style-name="Tabla1.B2" office:value-type="string">
            <text:p text:style-name="P2"><text:s/>Inositol monophosphatase, metal-binding site n/a <text:s/>Inositol monophosphatase, m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B2" office:value-type="string">
            <text:p text:style-name="P2"><text:s/>Protein of unknown function DUF34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n/a <text:s/>Domain of unknown function DUF6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n/a <text:s/>Transcription initiation factor Rrn7 ion initiation factor Rrn7 n/a <text:s/>Transcription initiation factor Rrn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n/a <text:s/>Mitochodrial transcr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 <text:s text:c="2"/>Typterase/nucleotide pyrophosphatase/phosphate transferase <text:s text:c="2"/>Type I phosphodiesterase/nucleotide pyrophosphatase/phosphate transferase <text:s text:c="2"/>Type I phosphodiesterase/nucleotide pyrophosphatase/phosphate transferase n/a <text:s/>Type I phosphodiesterase/nucleotide pyrophosphatase/phosphate transferase n/a <text:s/>Type I phosphodiesterase/nucleotide pyrophosphatase/phosphate transferase n/a <text:s/>Type I phosphodiesterase/nucleotide pyrophosphatase/phosphate 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4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B2" office:value-type="string">
            <text:p text:style-name="P2"><text:s/>Molybdenum cofactor sulfurase, C-terminal n/a <text:s/>Molybdenum cofactor sulfurase,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0</text:p>
          </table:table-cell>
          <table:table-cell table:style-name="Tabla1.B2" office:value-type="string">
            <text:p text:style-name="P2"><text:s/>Phospholipid/glycerol acyltransferase n/a <text:s/>Phospholipid/glycerol acyltransferasipid/glycerol acyltransferase n/a 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B2" office:value-type="string">
            <text:p text:style-name="P2"><text:s/>Endonuclease III-like, iron-sulphur cluster loop motif n/a <text:s/>Endonuclease III-li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 n/a <text:s/>Glycine cleavage H-protein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30</text:p>
          </table:table-cell>
          <table:table-cell table:style-name="Tabla1.B2" office:value-type="string">
            <text:p text:style-name="P2"><text:s/>Peptidase C14, caspase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n/a <text:s/>Rubisco LS methyltrtrate-binding domain n/a 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B2" office:value-type="string">
            <text:p text:style-name="P2"><text:s/>RmlC-like jelly roll fold n/a <text:s/>RmlC-like jelly roll fold n/a <text:s/>RmlC-like jelly 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30</text:p>
          </table:table-cell>
          <table:table-cell table:style-name="Tabla1.B2" office:value-type="string">
            <text:p text:style-name="P2"><text:s/>Actin/actin-like conserved site n/a <text:s/>Actin/actin-lik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n/a <text:s/>2-oxoglutarate dehydrogenase,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n/a <text:s/>CAAX amino 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80</text:p>
          </table:table-cell>
          <table:table-cell table:style-name="Tabla1.B2" office:value-type="string">
            <text:p text:style-name="P2"><text:s/>DNAJ-containing protein, X-domain n/a <text:s/>DNAJ-containing protein, X-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3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60</text:p>
          </table:table-cell>
          <table:table-cell table:style-name="Tabla1.B2" office:value-type="string">
            <text:p text:style-name="P2"><text:s/>Violaxanthin de-ep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n/a <text:s/>Thiamine pyrophospha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7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4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0</text:p>
          </table:table-cell>
          <table:table-cell table:style-name="Tabla1.B2" office:value-type="string">
            <text:p text:style-name="P2"><text:s/>C2 calcium-dependent membrane targeting n/a <text:s/>C2 calcium-dependent membrane t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n/a 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1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 n/a <text:s/>Flavoprotein pyridin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50</text:p>
          </table:table-cell>
          <table:table-cell table:style-name="Tabla1.B2" office:value-type="string">
            <text:p text:style-name="P2"><text:s/>Plant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n/a 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4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7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2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B2" office:value-type="string">
            <text:p text:style-name="P2"><text:s/>Cytochrome c-like domain n/a <text:s/>Cytochrome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/a 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n/a <text:s/>DeoxyUTP pyrophosphatase, dUT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n/a <text:s/>Glutamine amidotransferas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B2" office:value-type="string">
            <text:p text:style-name="P2"><text:s/>Phenazine biosynthesis PhzF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80</text:p>
          </table:table-cell>
          <table:table-cell table:style-name="Tabla1.B2" office:value-type="string">
            <text:p text:style-name="P2"><text:s/>tRNA guanine-N-7 methyltransferase n/a 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7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20</text:p>
          </table:table-cell>
          <table:table-cell table:style-name="Tabla1.B2" office:value-type="string">
            <text:p text:style-name="P2"><text:s/>EF-Hand 1, calcium-binding site n/a 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55</text:p>
          </table:table-cell>
          <table:table-cell table:style-name="Tabla1.B2" office:value-type="string">
            <text:p text:style-name="P2"><text:s/>Male sterility, NAD-binding n/a <text:s/>Male sterility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n/a <text:s/>Chlorophyll A-B binding protein, p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B2" office:value-type="string">
            <text:p text:style-name="P2"><text:s/>Fumarate lyase n/a <text:s/>Fumarate 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0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70</text:p>
          </table:table-cell>
          <table:table-cell table:style-name="Tabla1.B2" office:value-type="string">
            <text:p text:style-name="P2"><text:s/>Tetratricopeptide repeat <text:s text:c="2"/>Tetratricopeptide repeat n/a <text:s/>Tetratricopeptide re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80</text:p>
          </table:table-cell>
          <table:table-cell table:style-name="Tabla1.B2" office:value-type="string">
            <text:p text:style-name="P2"><text:s/>Autophagy-related protein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B2" office:value-type="string">
            <text:p text:style-name="P2"><text:s/>Bacterial surface protein 26-residue repeat n/a <text:s/>Bacterial surface protein 26-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6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B2" office:value-type="string">
            <text:p text:style-name="P2"><text:s/>Harbinger transposase-derived nucl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3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60</text:p>
          </table:table-cell>
          <table:table-cell table:style-name="Tabla1.B2" office:value-type="string">
            <text:p text:style-name="P2"><text:s/>Glycine cleavage T-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8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B2" office:value-type="string">
            <text:p text:style-name="P2"><text:s/>Translation elongation/initiation factor/Ribosomal, beta-barrel n/a <text:s/><text:soft-page-break/>Translatioitiation factor/Ribosomal, beta-barrel n/a 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48:35.450814976</meta:creation-date>
    <dc:date>2023-11-08T15:53:19.481204521</dc:date>
    <meta:editing-duration>PT4M44S</meta:editing-duration>
    <meta:editing-cycles>1</meta:editing-cycles>
    <meta:document-statistic meta:table-count="1" meta:image-count="0" meta:object-count="0" meta:page-count="57" meta:paragraph-count="3713" meta:word-count="8179" meta:character-count="84029" meta:non-whitespace-character-count="77090"/>
    <meta:generator>LibreOffice/7.6.2.1$Linux_X86_64 LibreOffice_project/60$Build-1</meta:generator>
  </office:meta>
</office:document-meta>
</file>